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.8.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.8.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11.09.202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14.9.202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18.9" calcext:value-type="float">
            <text:p>18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1.9" calcext:value-type="float">
            <text:p>21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5.9" calcext:value-type="float">
            <text:p>25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float" office:value="28.9" calcext:value-type="float">
            <text:p>28.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02.10.202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10-01T23:12:03.045763366</dc:date>
    <meta:editing-duration>P1DT18H3M28S</meta:editing-duration>
    <meta:editing-cycles>13</meta:editing-cycles>
    <meta:generator>LibreOffice/7.3.7.2$Linux_X86_64 LibreOffice_project/30$Build-2</meta:generator>
    <meta:document-statistic meta:table-count="1" meta:cell-count="113" meta:object-count="0"/>
  </office:meta>
</office:document-meta>
</file>